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officeooo:paragraph-rsid="00152140"/>
    </style:style>
    <style:style style:name="P5" style:family="paragraph" style:parent-style-name="Standard">
      <style:text-properties style:font-name="Arial" fo:font-weight="bold" officeooo:paragraph-rsid="0016276a" style:font-weight-asian="bold" style:font-weight-complex="bold"/>
    </style:style>
    <style:style style:name="P6" style:family="paragraph" style:parent-style-name="Standard">
      <style:text-properties style:font-name="Arial" officeooo:paragraph-rsid="0016276a"/>
    </style:style>
    <style:style style:name="P7" style:family="paragraph" style:parent-style-name="Standard">
      <style:text-properties style:font-name="Arial" officeooo:rsid="00152140" officeooo:paragraph-rsid="00152140"/>
    </style:style>
    <style:style style:name="T1" style:family="text">
      <style:text-properties officeooo:rsid="0014cffe"/>
    </style:style>
    <style:style style:name="T2" style:family="text">
      <style:text-properties officeooo:rsid="00152140"/>
    </style:style>
    <style:style style:name="T3" style:family="text">
      <style:text-properties fo:font-weight="bold" style:font-weight-asian="bold" style:font-weight-complex="bold"/>
    </style:style>
    <style:style style:name="T4" style:family="text">
      <style:text-properties officeooo:rsid="0016276a"/>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duct Requirements Document – <text:span text:style-name="T1">RighHere_v1 </text:span>(MVP)</text:p>
      <text:p text:style-name="P2"/>
      <text:p text:style-name="P2">Project Overview</text:p>
      <text:p text:style-name="P3">The purpose of this project is to develop a lightweight application that enables organizations to create, manage, and track children's participation in structured afterschool activities. Children’s participation will be based on registrations made by parents before the cutoff time. Only guardians who have registered accounts can sign up their children for activities.</text:p>
      <text:p text:style-name="P3"/>
      <text:p text:style-name="P2">Target Users</text:p>
      <text:p text:style-name="P3">- Admin users (organization managers): Create and manage activities/events, manage staff users, and oversee participation.</text:p>
      <text:p text:style-name="P3">- Staff users (organization staff): <text:span text:style-name="T2">Register accounts, </text:span>Assigned to activities; track attendance in later phases (not</text:p>
      <text:p text:style-name="P3">included in MVP).</text:p>
      <text:p text:style-name="P3">- Guardians (parents): Register accounts, manage children profiles, and sign up children for</text:p>
      <text:p text:style-name="P3">activities.</text:p>
      <text:p text:style-name="P3">- Children: Represented as participants; not direct users.</text:p>
      <text:p text:style-name="P2"/>
      <text:p text:style-name="P2">Key Features (MVP)</text:p>
      <text:p text:style-name="P2">Milestone 1: Parent Registration</text:p>
      <text:p text:style-name="P3">- Register with Email/Password</text:p>
      <text:p text:style-name="P3">- Fields: First name, Last name, Email, Phone.</text:p>
      <text:p text:style-name="P3"><text:span text:style-name="T3">Milestone 2: Login</text:span></text:p>
      <text:p text:style-name="P3">- Login with valid credentials.<text:span text:style-name="T4"> </text:span></text:p>
      <text:p text:style-name="P3">- After login, user lands on Landing Page (Milestone 3).</text:p>
      <text:p text:style-name="P3">- <text:span text:style-name="T4">Only registered users can login</text:span></text:p>
      <text:p text:style-name="P3"><text:span text:style-name="T3">Milestone 3: Landing Page</text:span></text:p>
      <text:p text:style-name="P3">- Header with parent’s name.</text:p>
      <text:p text:style-name="P3">- Menu: Events, Children, Credits (empty), Settings (empty).</text:p>
      <text:p text:style-name="P3">- Scrollable list of events (image left, description right), sorted by start time.</text:p>
      <text:p text:style-name="P2">Milestone 4: Add/Remove/Edit Child</text:p>
      <text:p text:style-name="P3">- Manage children profiles.</text:p>
      <text:p text:style-name="P3">- Required: First name, Last name, DOB, Secondary contact.</text:p>
      <text:p text:style-name="P3">- Optional: Gender, dietary restrictions, allergies, medicine needs, other notes.</text:p>
      <text:p text:style-name="P2">Milestone 5: Events</text:p>
      <text:p text:style-name="P3">- Parameters: Event name, type (default “afterschool”), start time, location, max seats (default 3), remaining seats, credits required, staff ID, duration (default 5h), description, image, cutoff (default 12h), provides food.</text:p>
      <text:p text:style-name="P3">- Event Thumbnail: image, name, credits, start time.</text:p>
      <text:p text:style-name="P3">- Event Detail: full information.</text:p>
      <text:p text:style-name="P3">- Parents see list of thumbnails; tap opens detail.</text:p>
      <text:p text:style-name="P2">Milestone 6: Sign up Child for Event</text:p>
      <text:p text:style-name="P3">- Conditions: before cutoff &amp; seats available.</text:p>
      <text:p text:style-name="P3">- On success: seats decrease, registration stored (Event ID, Child ID, Parent ID, timestamp).</text:p>
      <text:p text:style-name="P3"/>
      <text:p text:style-name="P3"/>
      <text:p text:style-name="P3"/>
      <text:p text:style-name="P3"/>
      <text:p text:style-name="P3"/>
      <text:p text:style-name="P3"><text:soft-page-break/><text:span text:style-name="T3">UI Design</text:span></text:p>
      <text:p text:style-name="P4"><text:span text:style-name="Strong_20_Emphasis"><text:span text:style-name="T5">- </text:span></text:span>Modern, clean, friendly design.</text:p>
      <text:p text:style-name="P3">- Color palette: dark green &amp; yellow.</text:p>
      <text:p text:style-name="P3">- Mobile-responsive.</text:p>
      <text:p text:style-name="P3">- Reference UI inspirations <text:span text:style-name="T4">from attached image containing style for</text:span> Login/Registration, Landing, Event Thumbnail, Event Detail.</text:p>
      <text:p text:style-name="P3"/>
      <text:p text:style-name="P5">Functional Requirements</text:p>
      <text:p text:style-name="P6">- <text:span text:style-name="T4">The front-end must be connected to a functional back-end data base</text:span></text:p>
      <text:p text:style-name="P6">- <text:span text:style-name="T4">The data base must be seeded with: 3 dummy events for testing</text:span></text:p>
      <text:p text:style-name="P3"/>
      <text:p text:style-name="P2">Non-Functional Requirements</text:p>
      <text:p text:style-name="P3">- Mobile-responsive web app.</text:p>
      <text:p text:style-name="P3">- Data privacy &amp; child protection compliance (COPPA, GDPR).</text:p>
      <text:p text:style-name="P3">- Scalable database for future integrations.</text:p>
      <text:p text:style-name="P3">- Simple UI optimized for non-technical users.</text:p>
      <text:p text:style-name="P2"/>
      <text:p text:style-name="P2">Technology Stack</text:p>
      <text:p text:style-name="P3">- Backend &amp; Database: Firebase Firestore.</text:p>
      <text:p text:style-name="P3">- Authentication: Firebase Authentication</text:p>
      <text:p text:style-name="P3">- Hosting: Firebase Hosting.</text:p>
      <text:p text:style-name="P3">- Cloud Functions: Serverless logic (seats, cutoffs, validation).</text:p>
      <text:p text:style-name="P3">- Frontend: React.js.</text:p>
      <text:p text:style-name="P2"/>
      <text:p text:style-name="P2">Out of Scope (Post-MVP)</text:p>
      <text:p text:style-name="P4">- <text:span text:style-name="T2">Role based registering, registering with Google, Apple, SSO, Captcha</text:span></text:p>
      <text:p text:style-name="P7">- Login with OAuth 2.0 authentication, Password reset option.</text:p>
      <text:p text:style-name="P4">- Credits purchasing/management.</text:p>
      <text:p text:style-name="P3">- Expiration and credit alerts.</text:p>
      <text:p text:style-name="P3">- Waiting lists.</text:p>
      <text:p text:style-name="P3">- Attendance tracking.</text:p>
      <text:p text:style-name="P3">- Guardian-staff communication.</text:p>
      <text:p text:style-name="P3">- Advanced report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3T11:26:48.146932800</meta:creation-date>
    <dc:date>2025-08-19T15:03:36.565399200</dc:date>
    <meta:editing-duration>PT2H26M19S</meta:editing-duration>
    <meta:editing-cycles>3</meta:editing-cycles>
    <meta:generator>LibreOffice/25.2.5.2$Windows_X86_64 LibreOffice_project/03d19516eb2e1dd5d4ccd751a0d6f35f35e08022</meta:generator>
    <meta:document-statistic meta:table-count="0" meta:image-count="0" meta:object-count="0" meta:page-count="2" meta:paragraph-count="62" meta:word-count="457" meta:character-count="3181" meta:non-whitespace-character-count="2784"/>
  </office:meta>
</office:document-meta>
</file>